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8"/>
    <style:style style:name="P8" style:family="paragraph" style:parent-style-name="Standard" style:list-style-name="L1">
      <style:paragraph-properties fo:margin-top="0cm" fo:margin-bottom="0cm"/>
    </style:style>
    <style:style style:name="P9" style:family="paragraph" style:parent-style-name="Standard" style:list-style-name="L4">
      <style:paragraph-properties fo:margin-top="0cm" fo:margin-bottom="0cm"/>
    </style:style>
    <style:style style:name="P10" style:family="paragraph" style:parent-style-name="Standard" style:list-style-name="L5">
      <style:paragraph-properties fo:margin-top="0cm" fo:margin-bottom="0cm"/>
    </style:style>
    <style:style style:name="P11" style:family="paragraph" style:parent-style-name="Standard" style:list-style-name="L6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 de la Aplicación:</text:p>
      <text:p text:style-name="Standard"><text:tab/>Training diary:</text:p>
      <text:p text:style-name="Standard">Descripción:</text:p>
      <text:p text:style-name="Standard"><text:tab/>Aplicación de escritorio que guardará toda la información de cada entrenamiento de pesas</text:p>
      <text:p text:style-name="Standard"><text:tab/>realizado, valiendo para una amplia variedad de deportes como powerlifting, <text:tab/>culturismo,halterofilia,etc.</text:p>
      <text:p text:style-name="Standard"><text:tab/>La aplicación tendrá un sistema de consulta diseñado para sacar conclusiones y ayudar a <text:tab/>tomar mejores decisiones a futuro.</text:p>
      <text:p text:style-name="Standard"><text:tab/>La aplicación usará un sistema de clasificación de temporadas, para las distintas etapas de <text:tab/>entrenamiento típicas en deportes de fuerza, cada entrenamiento almacenará su fecha, <text:tab/>etiquetas y comentarios y una lista de ejercicios a detalle.</text:p>
      <text:p text:style-name="Standard"><text:tab/></text:p>
      <text:p text:style-name="Standard"/>
      <text:p text:style-name="Standard">¿Por qué he decidido crear esta aplicacción de escritorio?:</text:p>
      <text:p text:style-name="Standard"><text:tab/>Principalmente por necesidad, llevo años acumulando decenas de archivos de texto con <text:tab/>información sobre mis entrenamientos de forma caótica y cuando tengo que consultarlo o <text:tab/>comparar años se vuelve imposible con tanta información. Pensaba hacerla igualmente, así <text:tab/>que es un buen momento para hacerla. Al menos una versión simple de lo que en un futuro <text:tab/>haré.</text:p>
      <text:p text:style-name="Standard"><text:tab/>Tambien creo que cumple con todo lo enseñado durante el curso.</text:p>
      <text:p text:style-name="Standard"/>
      <text:p text:style-name="Standard">Funciones (resumen):</text:p>
      <text:p text:style-name="Standard"/>
      <text:list xml:id="list2860476467767577962" text:style-name="L8">
        <text:list-item>
          <text:p text:style-name="P7">Crear, guardar, editar y borrar <text:s/>temporadas, entrenamientos, y series de ejercicio.</text:p>
        </text:list-item>
        <text:list-item>
          <text:p text:style-name="P7">Hacer consultas, resumenes y comparaciones sobre todo tipo de información basada en los entrenamientos.</text:p>
        </text:list-item>
      </text:list>
      <text:p text:style-name="Standard"/>
      <text:p text:style-name="Standard"/>
      <text:p text:style-name="Standard"/>
      <text:p text:style-name="Standard"/>
      <text:p text:style-name="Standard"><text:tab/><text:tab/>Mediante Campos de texto, botones y checkBox se realizan consultas sobre cualquier</text:p>
      <text:p text:style-name="Standard"><text:tab/><text:tab/>tipo de información acerca de los entrenamientos. Pasando la consulta de formato</text:p>
      <text:p text:style-name="Standard"><text:tab/><text:tab/>texto de la GUI a una consulta SQL a la base de datos y devolviendo los resultados</text:p>
      <text:p text:style-name="Standard"><text:tab/><text:tab/>a una pantalla de texto.</text:p>
      <text:p text:style-name="Standard"/>
      <text:p text:style-name="Standard"/>
      <text:p text:style-name="Standard">Tecnologías usadas:</text:p>
      <text:p text:style-name="Standard"/>
      <text:p text:style-name="Standard"><text:tab/>*Lenguaje de java.</text:p>
      <text:p text:style-name="Standard"><text:tab/>*IDE NetBean.</text:p>
      <text:p text:style-name="Standard"><text:tab/>*Maven</text:p>
      <text:p text:style-name="Standard"><text:tab/>*Librería Swing para la GUI.</text:p>
      <text:p text:style-name="Standard"><text:tab/>*Drivers de conexion a base de datos.</text:p>
      <text:p text:style-name="Standard"><text:tab/>*Drivers de hibernate.</text:p>
      <text:p text:style-name="Standard"><text:tab/>*ORM hibernate</text:p>
      <text:p text:style-name="Standard"><text:tab/>*Base de datos embebida <text:s/>SQL H2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finición de funciones una por una.</text:p>
      <text:p text:style-name="Standard"/>
      <text:p text:style-name="P2">OPCIÓN 1 CREAR ENTRENAMIENTO.</text:p>
      <text:p text:style-name="Standard"/>
      <text:list xml:id="list217577794525479036" text:style-name="L1">
        <text:list-item>
          <text:p text:style-name="P4">Nuevo entrenamiento: </text:p>
        </text:list-item>
      </text:list>
      <text:list xml:id="list6802631205311190947" text:style-name="L2">
        <text:list-item>
          <text:list>
            <text:list-item>
              <text:p text:style-name="P5"><text:span text:style-name="T1">P</text:span>ide una fecha y opcionalmente puedes añadir etiquetas.</text:p>
            </text:list-item>
            <text:list-item>
              <text:p text:style-name="P5">Si la fecha se dejó vacia usará la fecha de hoy, pero avisará cuando haya dos fechas iguales, por si acaso se hizo sin querer.</text:p>
            </text:list-item>
            <text:list-item>
              <text:p text:style-name="P5">Se pulsa crear y aparece en la lista con etiqueta (VACIO).</text:p>
            </text:list-item>
            <text:list-item>
              <text:p text:style-name="P5">Una vez creado puedes eliminar.</text:p>
            </text:list-item>
          </text:list>
        </text:list-item>
      </text:list>
      <text:list xml:id="list38770411" text:continue-list="list217577794525479036" text:style-name="L1">
        <text:list-item>
          <text:p text:style-name="P3">Una vez creado un entrenamiento se habilita cada ejercicio.</text:p>
        </text:list-item>
        <text:list-item>
          <text:p text:style-name="P3">Para crear el ejercicio es necesario rellenar un formulario.</text:p>
        </text:list-item>
      </text:list>
      <text:list xml:id="list1445999609401473557" text:style-name="L3">
        <text:list-item>
          <text:list>
            <text:list-item>
              <text:p text:style-name="P6">Dejar vacio el campo serie lo tomará como una sola serie.</text:p>
            </text:list-item>
            <text:list-item>
              <text:p text:style-name="P6">Si es por grupo de series se pone el número.</text:p>
            </text:list-item>
            <text:list-item>
              <text:p text:style-name="P6">Cuando añades va saliendo en otra pantalla el resultado.</text:p>
            </text:list-item>
          </text:list>
        </text:list-item>
      </text:list>
      <text:list xml:id="list38797139" text:continue-list="list38770411" text:style-name="L1">
        <text:list-item>
          <text:p text:style-name="P3">Conforme rellenas va saliendo por pantalla el resultado.</text:p>
        </text:list-item>
        <text:list-item>
          <text:p text:style-name="P3">Para modificar una serie erronea <text:s/>se pulsa modificar y se abre una lista con un checkBox al lado para señalar cual será modificada. Luego se pulsa aceptar cambio.</text:p>
        </text:list-item>
        <text:list-item>
          <text:p text:style-name="P8">Una vez terminado se pulsa guardar y lo añade a la base de datos.</text:p>
        </text:list-item>
      </text:list>
      <text:p text:style-name="P1"/>
      <text:p text:style-name="P1">OPCIÓN 2, MODIFICAR ENTRENAMIENTO.</text:p>
      <text:list xml:id="list2639106201785270894" text:style-name="L4">
        <text:list-item>
          <text:p text:style-name="P9">Modificar entrenamiento:</text:p>
        </text:list-item>
      </text:list>
      <text:list xml:id="list6785385773999181192" text:style-name="L5">
        <text:list-item>
          <text:list>
            <text:list-item>
              <text:p text:style-name="P10">Sale una lista con todos los entrenamientos, se pueden filtrar por fecha.</text:p>
            </text:list-item>
            <text:list-item>
              <text:p text:style-name="P10">Si pinchas cada entreno de la lista (son botones realmente) se pueden ver los detalles</text:p>
              <text:p text:style-name="P10">más abajo.</text:p>
            </text:list-item>
            <text:list-item>
              <text:p text:style-name="P10"><text:soft-page-break/>Se deben de ver como cuando estás creando un entrenamiento.</text:p>
            </text:list-item>
            <text:list-item>
              <text:p text:style-name="P10">Si pulsas sobre cada serie (son botones) se cargarán en el editor (formulario).</text:p>
            </text:list-item>
            <text:list-item>
              <text:p text:style-name="P10">Todas las opciones son las mismas, eliminar, añadir y modificar.</text:p>
            </text:list-item>
          </text:list>
        </text:list-item>
      </text:list>
      <text:p text:style-name="P1"/>
      <text:p text:style-name="P1">OPCIÓN 3, ELIMINAR ENTRENAMIENTO.</text:p>
      <text:list xml:id="list68948038711672152" text:style-name="L6">
        <text:list-item>
          <text:p text:style-name="P11">En este caso es sencillamente seleccionarlo de la lista y pulsar eliminar.</text:p>
        </text:list-item>
      </text:list>
      <text:p text:style-name="P1"/>
      <text:p text:style-name="P1">En todas las opciones de modificar o eliminar siempre te preguntará si estas seguro del cambio o de eliminarlo.</text:p>
      <text:list xml:id="list38789026" text:continue-numbering="true" text:style-name="L6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3M54S</meta:editing-duration>
    <meta:editing-cycles>18</meta:editing-cycles>
    <meta:generator>OpenOffice/4.1.13$Win32 OpenOffice.org_project/4113m1$Build-9810</meta:generator>
    <dc:date>2023-02-16T18:53:58.64</dc:date>
    <dc:creator>Víctor José Pérez Blanco</dc:creator>
    <meta:document-statistic meta:table-count="0" meta:image-count="0" meta:object-count="0" meta:page-count="3" meta:paragraph-count="53" meta:word-count="550" meta:character-count="3365"/>
    <meta:user-defined meta:name="Info 1"/>
    <meta:user-defined meta:name="Info 2"/>
    <meta:user-defined meta:name="Info 3"/>
    <meta:user-defined meta:name="Info 4"/>
  </office:meta>
</office:document-meta>
</file>